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Mono" fo:font-size="11pt" officeooo:rsid="000112c7" officeooo:paragraph-rsid="000112c7" style:font-size-asian="9.60000038146973pt" style:font-size-complex="11pt"/>
    </style:style>
    <style:style style:name="P2" style:family="paragraph" style:parent-style-name="Standard">
      <style:text-properties style:font-name="Liberation Mono" fo:font-size="11pt" officeooo:rsid="00056e44" officeooo:paragraph-rsid="00056e44" style:font-size-asian="9.60000038146973pt" style:font-size-complex="11pt"/>
    </style:style>
    <style:style style:name="P3" style:family="paragraph" style:parent-style-name="Standard">
      <style:text-properties style:font-name="Liberation Mono" fo:font-size="11pt" fo:font-style="normal" officeooo:rsid="000112c7" officeooo:paragraph-rsid="000112c7" style:font-size-asian="9.60000038146973pt" style:font-style-asian="normal" style:font-size-complex="11pt" style:font-style-complex="normal"/>
    </style:style>
    <style:style style:name="P4" style:family="paragraph" style:parent-style-name="Standard">
      <style:text-properties style:font-name="Liberation Mono" fo:font-size="11pt" fo:font-style="normal" officeooo:rsid="000112c7" officeooo:paragraph-rsid="00056e44" style:font-size-asian="9.60000038146973pt" style:font-style-asian="normal" style:font-size-complex="11pt" style:font-style-complex="normal"/>
    </style:style>
    <style:style style:name="P5" style:family="paragraph" style:parent-style-name="Standard">
      <style:text-properties style:font-name="Liberation Mono" fo:font-size="11pt" fo:font-style="normal" officeooo:rsid="00056e44" officeooo:paragraph-rsid="00056e44" style:font-size-asian="9.60000038146973pt" style:font-style-asian="normal" style:font-size-complex="11pt" style:font-style-complex="normal"/>
    </style:style>
    <style:style style:name="P6" style:family="paragraph" style:parent-style-name="Standard">
      <style:text-properties style:font-name="Liberation Mono" fo:font-size="11pt" fo:font-style="normal" officeooo:rsid="00074bbc" officeooo:paragraph-rsid="00074bbc" style:font-size-asian="9.60000038146973pt" style:font-style-asian="normal" style:font-size-complex="11pt" style:font-style-complex="normal"/>
    </style:style>
    <style:style style:name="P7" style:family="paragraph" style:parent-style-name="Standard">
      <style:text-properties style:font-name="Liberation Mono" fo:font-size="11pt" fo:font-style="normal" officeooo:rsid="00074bbc" officeooo:paragraph-rsid="00090fc1" style:font-size-asian="9.60000038146973pt" style:font-style-asian="normal" style:font-size-complex="11pt" style:font-style-complex="normal"/>
    </style:style>
    <style:style style:name="P8" style:family="paragraph" style:parent-style-name="Standard">
      <style:text-properties style:font-name="Liberation Mono" fo:font-size="11pt" fo:font-style="normal" officeooo:rsid="00090fc1" officeooo:paragraph-rsid="00090fc1" style:font-size-asian="9.60000038146973pt" style:font-style-asian="normal" style:font-size-complex="11pt" style:font-style-complex="normal"/>
    </style:style>
    <style:style style:name="P9" style:family="paragraph" style:parent-style-name="Standard">
      <style:text-properties style:font-name="Liberation Mono" fo:font-size="11pt" fo:font-style="normal" officeooo:rsid="000b2c90" officeooo:paragraph-rsid="000b2c90" style:font-size-asian="9.60000038146973pt" style:font-style-asian="normal" style:font-size-complex="11pt" style:font-style-complex="normal"/>
    </style:style>
    <style:style style:name="P10" style:family="paragraph" style:parent-style-name="Standard">
      <style:text-properties style:font-name="Liberation Mono" fo:font-size="11pt" fo:font-style="normal" officeooo:rsid="000f783a" officeooo:paragraph-rsid="000f783a" style:font-size-asian="9.60000038146973pt" style:font-style-asian="normal" style:font-size-complex="11pt" style:font-style-complex="normal"/>
    </style:style>
    <style:style style:name="P11" style:family="paragraph" style:parent-style-name="Standard">
      <style:text-properties style:font-name="Liberation Mono" fo:font-size="11pt" fo:font-style="normal" fo:font-weight="normal" officeooo:rsid="0010aea4" officeooo:paragraph-rsid="0010aea4" style:font-size-asian="9.60000038146973pt" style:font-style-asian="normal" style:font-weight-asian="normal" style:font-size-complex="11pt" style:font-style-complex="normal" style:font-weight-complex="normal"/>
    </style:style>
    <style:style style:name="P12" style:family="paragraph" style:parent-style-name="Standard">
      <style:text-properties style:font-name="Liberation Mono" fo:font-size="11pt" fo:font-style="normal" fo:font-weight="normal" officeooo:rsid="0014d1b8" officeooo:paragraph-rsid="0014d1b8" style:font-size-asian="9.60000038146973pt" style:font-style-asian="normal" style:font-weight-asian="normal" style:font-size-complex="11pt" style:font-style-complex="normal" style:font-weight-complex="normal"/>
    </style:style>
    <style:style style:name="P13" style:family="paragraph" style:parent-style-name="Standard">
      <style:text-properties style:font-name="Liberation Mono" fo:font-size="11pt" fo:font-style="normal" fo:font-weight="normal" officeooo:rsid="0014d1b8" officeooo:paragraph-rsid="00171935" style:font-size-asian="9.60000038146973pt" style:font-style-asian="normal" style:font-weight-asian="normal" style:font-size-complex="11pt" style:font-style-complex="normal" style:font-weight-complex="normal"/>
    </style:style>
    <style:style style:name="P14" style:family="paragraph" style:parent-style-name="Standard">
      <style:text-properties officeooo:paragraph-rsid="000f783a"/>
    </style:style>
    <style:style style:name="P15" style:family="paragraph" style:parent-style-name="Standard">
      <style:text-properties officeooo:rsid="0010aea4" officeooo:paragraph-rsid="0010aea4"/>
    </style:style>
    <style:style style:name="T1" style:family="text">
      <style:text-properties fo:font-style="italic" style:font-style-asian="italic" style:font-style-complex="italic"/>
    </style:style>
    <style:style style:name="T2" style:family="text">
      <style:text-properties fo:font-style="italic" officeooo:rsid="00056e44" style:font-style-asian="italic" style:font-style-complex="italic"/>
    </style:style>
    <style:style style:name="T3" style:family="text">
      <style:text-properties fo:font-style="italic" officeooo:rsid="00074bbc" style:font-style-asian="italic" style:font-style-complex="italic"/>
    </style:style>
    <style:style style:name="T4" style:family="text">
      <style:text-properties fo:font-style="italic" officeooo:rsid="00090fc1" style:font-style-asian="italic" style:font-style-complex="italic"/>
    </style:style>
    <style:style style:name="T5" style:family="text">
      <style:text-properties fo:font-style="italic" officeooo:rsid="000a858a" style:font-style-asian="italic" style:font-style-complex="italic"/>
    </style:style>
    <style:style style:name="T6" style:family="text">
      <style:text-properties fo:font-style="italic" officeooo:rsid="000cfacc" style:font-style-asian="italic" style:font-style-complex="italic"/>
    </style:style>
    <style:style style:name="T7" style:family="text">
      <style:text-properties fo:font-style="italic" officeooo:rsid="000f783a" style:font-style-asian="italic" style:font-style-complex="italic"/>
    </style:style>
    <style:style style:name="T8" style:family="text">
      <style:text-properties fo:font-style="italic" officeooo:rsid="0017193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56e44" style:font-style-asian="normal" style:font-style-complex="normal"/>
    </style:style>
    <style:style style:name="T11" style:family="text">
      <style:text-properties fo:font-style="normal" officeooo:rsid="00171935" style:font-style-asian="normal" style:font-style-complex="normal"/>
    </style:style>
    <style:style style:name="T12" style:family="text">
      <style:text-properties officeooo:rsid="00056e44"/>
    </style:style>
    <style:style style:name="T13" style:family="text">
      <style:text-properties fo:language="grc" fo:country="GR" fo:font-style="italic" officeooo:rsid="00056e44"/>
    </style:style>
    <style:style style:name="T14" style:family="text">
      <style:text-properties fo:language="grc" fo:country="GR" fo:font-style="italic" fo:font-weight="normal" officeooo:rsid="00056e44" style:font-style-asian="italic" style:font-weight-asian="normal" style:font-style-complex="italic" style:font-weight-complex="normal"/>
    </style:style>
    <style:style style:name="T15" style:family="text">
      <style:text-properties fo:language="grc" fo:country="GR" officeooo:rsid="00056e44"/>
    </style:style>
    <style:style style:name="T16" style:family="text">
      <style:text-properties fo:language="grc" fo:country="GR" fo:font-weight="bold" officeooo:rsid="00056e44" style:font-weight-asian="bold" style:font-weight-complex="bold"/>
    </style:style>
    <style:style style:name="T17" style:family="text">
      <style:text-properties fo:language="grc" fo:country="GR" fo:font-weight="normal" officeooo:rsid="00056e44" style:font-weight-asian="normal" style:font-weight-complex="normal"/>
    </style:style>
    <style:style style:name="T18" style:family="text">
      <style:text-properties officeooo:rsid="00074bbc"/>
    </style:style>
    <style:style style:name="T19" style:family="text">
      <style:text-properties officeooo:rsid="00090fc1"/>
    </style:style>
    <style:style style:name="T20" style:family="text">
      <style:text-properties officeooo:rsid="000a858a"/>
    </style:style>
    <style:style style:name="T21" style:family="text">
      <style:text-properties officeooo:rsid="000b2c90"/>
    </style:style>
    <style:style style:name="T22" style:family="text">
      <style:text-properties officeooo:rsid="000cfacc"/>
    </style:style>
    <style:style style:name="T23" style:family="text">
      <style:text-properties officeooo:rsid="000df15f"/>
    </style:style>
    <style:style style:name="T24" style:family="text">
      <style:text-properties officeooo:rsid="000f783a"/>
    </style:style>
    <style:style style:name="T25" style:family="text">
      <style:text-properties style:font-name="Liberation Mono" fo:font-size="11pt" fo:font-style="normal" officeooo:rsid="000f783a" style:font-size-asian="9.60000038146973pt" style:font-style-asian="normal" style:font-size-complex="11pt" style:font-style-complex="normal"/>
    </style:style>
    <style:style style:name="T26" style:family="text">
      <style:text-properties style:font-name="Liberation Mono" fo:font-size="11pt" fo:font-style="normal" officeooo:rsid="0014d1b8" style:font-size-asian="9.60000038146973pt" style:font-style-asian="normal" style:font-size-complex="11pt" style:font-style-complex="normal"/>
    </style:style>
    <style:style style:name="T27" style:family="text">
      <style:text-properties style:font-name="Liberation Mono" fo:font-size="11pt" fo:font-style="normal" officeooo:rsid="00171935" style:font-size-asian="9.60000038146973pt" style:font-style-asian="normal" style:font-size-complex="11pt" style:font-style-complex="normal"/>
    </style:style>
    <style:style style:name="T28" style:family="text">
      <style:text-properties style:font-name="Liberation Mono" fo:font-size="11pt" fo:font-style="normal" fo:font-weight="bold" officeooo:rsid="000f783a" style:font-size-asian="9.60000038146973pt" style:font-style-asian="normal" style:font-weight-asian="bold" style:font-size-complex="11pt" style:font-style-complex="normal" style:font-weight-complex="bold"/>
    </style:style>
    <style:style style:name="T29" style:family="text">
      <style:text-properties style:font-name="Liberation Mono" fo:font-size="11pt" fo:font-style="normal" fo:font-weight="normal" style:font-size-asian="9.60000038146973pt" style:font-style-asian="normal" style:font-weight-asian="normal" style:font-size-complex="11pt" style:font-style-complex="normal" style:font-weight-complex="normal"/>
    </style:style>
    <style:style style:name="T30" style:family="text">
      <style:text-properties style:font-name="Liberation Mono" fo:font-size="11pt" fo:font-style="normal" fo:font-weight="normal" officeooo:rsid="000f783a" style:font-size-asian="9.60000038146973pt" style:font-style-asian="normal" style:font-weight-asian="normal" style:font-size-complex="11pt" style:font-style-complex="normal" style:font-weight-complex="normal"/>
    </style:style>
    <style:style style:name="T31" style:family="text">
      <style:text-properties style:font-name="Liberation Mono" fo:font-size="11pt" fo:font-style="normal" fo:font-weight="normal" officeooo:rsid="0014d1b8" style:font-size-asian="9.60000038146973pt" style:font-style-asian="normal" style:font-weight-asian="normal" style:font-size-complex="11pt" style:font-style-complex="normal" style:font-weight-complex="normal"/>
    </style:style>
    <style:style style:name="T32" style:family="text">
      <style:text-properties style:font-name="Liberation Mono" fo:font-size="11pt" fo:font-style="normal" fo:font-weight="normal" officeooo:rsid="00171935" style:font-size-asian="9.60000038146973pt" style:font-style-asian="normal" style:font-weight-asian="normal" style:font-size-complex="11pt" style:font-style-complex="normal" style:font-weight-complex="normal"/>
    </style:style>
    <style:style style:name="T33" style:family="text">
      <style:text-properties style:font-name="Liberation Mono" fo:font-size="11pt" fo:font-style="italic" officeooo:rsid="000f783a" style:font-size-asian="9.60000038146973pt" style:font-style-asian="italic" style:font-size-complex="11pt" style:font-style-complex="italic"/>
    </style:style>
    <style:style style:name="T34" style:family="text">
      <style:text-properties style:font-name="Liberation Mono" fo:font-size="11pt" fo:font-style="italic" fo:font-weight="normal" style:font-size-asian="9.60000038146973pt" style:font-style-asian="italic" style:font-weight-asian="normal" style:font-size-complex="11pt" style:font-style-complex="italic" style:font-weight-complex="normal"/>
    </style:style>
    <style:style style:name="T35" style:family="text">
      <style:text-properties style:font-name="Liberation Mono" fo:font-size="11pt" fo:font-style="italic" fo:font-weight="normal" officeooo:rsid="000f783a" style:font-size-asian="9.60000038146973pt" style:font-style-asian="italic" style:font-weight-asian="normal" style:font-size-complex="11pt" style:font-style-complex="italic" style:font-weight-complex="normal"/>
    </style:style>
    <style:style style:name="T36" style:family="text">
      <style:text-properties style:font-name="Liberation Mono" fo:font-size="11pt" fo:font-style="italic" fo:font-weight="normal" officeooo:rsid="0014d1b8" style:font-size-asian="9.60000038146973pt" style:font-style-asian="italic" style:font-weight-asian="normal" style:font-size-complex="11pt" style:font-style-complex="italic" style:font-weight-complex="normal"/>
    </style:style>
    <style:style style:name="T37" style:family="text">
      <style:text-properties officeooo:rsid="0014d1b8"/>
    </style:style>
    <style:style style:name="T38" style:family="text">
      <style:text-properties officeooo:rsid="00171935"/>
    </style:style>
    <style:style style:name="T39" style:family="text">
      <style:text-properties officeooo:rsid="00173182"/>
    </style:style>
    <style:style style:name="T40" style:family="text">
      <style:text-properties officeooo:rsid="0018bd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ime. It's one of the most fundamental parts of the human experience. We remember the past, live in the present, and plan for the future; these three sections determine how we live our lives, so much so that we don't even think about it. This is, after all, the way our universe is structured, and so for human brains that evolved in it, it is perfectly natural to see it this way. We don't really think too much about how time works, but maybe we should. By defining our terms and making sense of time, <text:span text:style-name="T38">we can view it more directly, and then, perhaps more excitingly, go beyond it.</text:span></text:p>
      <text:p text:style-name="P1"><text:tab/>There are many different ways to visualize time, one of the most common being a timeline. This is a line on which we place <text:span text:style-name="T1">events</text:span><text:span text:style-name="T9">. Events are anything that occurs in our universe, such as the collision of objects, a conversation between people, a war between states, or anything else that can happen. Events have a beginning (the time that the event starts) and a duration (the time during which the event is considered to be ongoing). We can mark events by displaying their duration on our timeline, like so. We can see this divides our timeline into three sections: the time </text:span><text:span text:style-name="T1">before</text:span><text:span text:style-name="T9"> the event, the time </text:span><text:span text:style-name="T1">during</text:span><text:span text:style-name="T9"> the event, and the time </text:span><text:span text:style-name="T1">after</text:span><text:span text:style-name="T9"> the event. The time </text:span><text:span text:style-name="T1">during</text:span><text:span text:style-name="T9"> the event is obvious enough, but how do we decide what is </text:span><text:span text:style-name="T1">before</text:span><text:span text:style-name="T9"> and what is </text:span><text:span text:style-name="T1">after</text:span><text:span text:style-name="T9">? </text:span></text:p>
      <text:p text:style-name="P1"><text:span text:style-name="T9"><text:tab/>Well, on a general line this would be entirely arbitrary, but on a timeline, these words have clear meanings relating to causality: an event can only be </text:span><text:span text:style-name="T1">caused</text:span><text:span text:style-name="T9"> by events that are before it. And events can only cause events that occur after it. For example, say we have a timeline with an event that marks a rock falling off of a cliff. If we point to some event in the future, it could not have possibly caused it, since by that point the rock already fell. The fact that the rock fell is immutable, that information about the universe </text:span><text:span text:style-name="T10">can not </text:span><text:span text:style-name="T9">be changed past that point. Likewise, nothing before the event could've been caused by the rock falling, since at that point it was unknown that the rock would fall, so nothing could've been affected by it. However, an event after the rock fell, like a tree being destroyed by the falling rock, could've easily been caused by the rock falling, since it's after the event. And likewise, an event before the rock fell, such as the rock sliding down a cliff, could've </text:span><text:span text:style-name="T1">caused</text:span><text:span text:style-name="T9"> the rock to fall off the cliff. We can formalize our intuition here by assigning numbers to the properties of our events. The start of </text:span><text:span text:style-name="T1">this</text:span><text:span text:style-name="T9"> event (the rock falling) can be assigned the number 0, for 0 seconds. It then can be assigned the duration 2 seconds, for how long it was occurring. Then, the start of the tree being destroyed could be assigned 2 seconds, since it happened right after the previous event ended, and let's say it took 0.1s to occur. We can do the same to any other events. Now, we have a way of determining whether a given event is before another; just take their start times and see which one is smaller. Of course, our events with their durations can overlap, in which case we can't definitively say which one </text:span><text:span text:style-name="T11">is</text:span><text:span text:style-name="T9"> before another, but we can take the starts of each event, and compare those. This gives us the concept of </text:span><text:span text:style-name="T1">points</text:span><text:span text:style-name="T9"> in time</text:span><text:span text:style-name="T10">, represented by a single number. W</text:span><text:span text:style-name="T9">e can always directly compare</text:span><text:span text:style-name="T10"> these just by comparing their associated numbers.</text:span><text:span text:style-name="T9"> We can also test whether a given point of time occured during a given event, by simply seeing if it's after the start and before the end. So, this gives us two t</text:span><text:span text:style-name="T10">emporal</text:span><text:span text:style-name="T9"> objects: </text:span><text:span text:style-name="T1">events</text:span><text:span text:style-name="T9">, or line</text:span><text:span text:style-name="T10"> segments</text:span><text:span text:style-name="T9">, which are one-dimensional and represent a process that has a start, middle, and end; these could be conversations, the life of a person, historical occurances, etc. Then we have </text:span><text:span text:style-name="T1">points</text:span><text:span text:style-name="T9">, which are zero-dimensional, and represent instantenous occurances, such as the time in which an event </text:span><text:soft-page-break/><text:span text:style-name="T9">started or ended</text:span><text:span text:style-name="T10">. Or possibly,</text:span><text:span text:style-name="T9"> things that require a date, such as the </text:span><text:span text:style-name="T10">time of the </text:span><text:span text:style-name="T9">publication of a book, the signing of a treaty, or others.</text:span></text:p>
      <text:p text:style-name="P2"><text:span text:style-name="T9"><text:tab/>So, what then does time </text:span><text:span text:style-name="T1">feel</text:span><text:span text:style-name="T9"> like for actors immersed in it, such as a human or other sentient creature? Well, we all have a </text:span><text:span text:style-name="T1">present</text:span><text:span text:style-name="T9">, a point in time that we are operating within. Around this present are two regions: the past and the future. One of the most important things that separates these regions, other than causality, is that we have </text:span><text:span text:style-name="T1">knowledge</text:span><text:span text:style-name="T9"> about the past, but not about the future; we might be able to extrapolate what will happen in the future, but we will never know exactly what occurs until it does. This knowledge of the past also usually degrades with time, as we forget aspects of things that occured. We're also not just pure observers of events that occur in the future, we can take a part in them and change the outcome. </text:span><text:span text:style-name="T11">But we can't do that to events in the past.</text:span></text:p>
      <text:p text:style-name="P3"><text:tab/>Most of this should be <text:span text:style-name="T12">pretty</text:span> obvious if you've lived in our universe at all, but the reason I'm explaining all of this is so we have a firm understanding of what happens <text:span text:style-name="T1">here</text:span>, before we explore somewhere... a little more exotic.</text:p>
      <text:p text:style-name="P4"><text:tab/>So far, we've been considering a single line of time, and its one- and zero- dimensional subspaces<text:span text:style-name="T12"> (those are events and points respectively)</text:span>. But what if we were to... add another axis to our timeline. Make some sort of... timeplane. Yeah, timeplane, that sounds cool. But what does it actually<text:span text:style-name="T12">, like</text:span> mean<text:span text:style-name="T12"> tho</text:span>? Well, remember how we needed just one number to represent a point in time? Now we need two. We have two axes, so two numbers<text:span text:style-name="T12"> it is. So alright, remember that the difference between any old line and a timeline is causality; so the difference between a normal plane and our timeplane should also be causality. But what does causality mean when you have two time directions? Well... it's a bit complicated. There are a few ways you could tackle this problem; if you try to extrapolate from the current known laws of physics, you get a structure where time directions can be "rotated" into eachother, so the past could be rotated into the future, making causality a lot less intuitive. You could interpret this in the way Greg Egan does in his book </text:span><text:span text:style-name="T2">Dichronauts</text:span><text:span text:style-name="T12">, where the extra time dimension acts more as a spatial dimension with weird rotation rules. Now, I'm not going to be doing either of those; instead I'll define causality as so. Say we have a point in time </text:span><text:span text:style-name="T2">a</text:span><text:span text:style-name="T12">, with coordinates (a_t, a_u) and another point </text:span><text:span text:style-name="T2">b</text:span><text:span text:style-name="T12"> with coordinates (b_t, b_u).</text:span><text:span text:style-name="T2"> a</text:span><text:span text:style-name="T12"> being</text:span><text:span text:style-name="T2"> before</text:span><text:span text:style-name="T12"> </text:span><text:span text:style-name="T2">b </text:span><text:span text:style-name="T12">means that a_t≤b_t an</text:span><text:span text:style-name="T24">d </text:span><text:span text:style-name="T12">a_u≤b_u</text:span><text:span text:style-name="T24"> and finally a≠b</text:span><text:span text:style-name="T12">. Visually, this means that</text:span><text:span text:style-name="T2"> a</text:span><text:span text:style-name="T12"> is to the left</text:span><text:span text:style-name="T24"> of</text:span><text:span text:style-name="T7"> b</text:span><text:span text:style-name="T24">, below</text:span><text:span text:style-name="T7"> b</text:span><text:span text:style-name="T24">, or both.</text:span><text:span text:style-name="T7"> </text:span><text:span text:style-name="T12">Before we continue, let's give some names to these axes, for clarity. If you're familiar with four-dimensional</text:span><text:span text:style-name="T38"> spatial</text:span><text:span text:style-name="T12"> nomenclature, you'll know that the names for the two new directions are </text:span><text:span text:style-name="T2">ana</text:span><text:span text:style-name="T12"> and </text:span><text:span text:style-name="T2">kata</text:span><text:span text:style-name="T12">, which are from the Greek words </text:span><text:span text:style-name="T16">ἀνά</text:span><text:span text:style-name="T13"> </text:span><text:span text:style-name="T15">(meaning upwards) and </text:span><text:span text:style-name="T16">κατά </text:span><text:span text:style-name="T17">(meaning downwards). So, in the spirit of following convention, I'm going to coin the new words for the two new time directions from Greek as well: </text:span><text:span text:style-name="T14">prin</text:span><text:span text:style-name="T17"> (from Greek </text:span><text:span text:style-name="T16">πριν</text:span><text:span text:style-name="T17">, meaning before) and </text:span><text:span text:style-name="T14">katopin</text:span><text:span text:style-name="T17"> (from Greek </text:span><text:span text:style-name="T16">κατόπιν</text:span><text:span text:style-name="T17">, meaning after). We'll use these two names for this axis, which I'll call the </text:span><text:span text:style-name="T14">lateral</text:span><text:span text:style-name="T17"> axis, and then we'll use the familiar </text:span><text:span text:style-name="T14">before</text:span><text:span text:style-name="T17"> and </text:span><text:span text:style-name="T14">after</text:span><text:span text:style-name="T17"> for this axis, which I'll call the </text:span><text:span text:style-name="T14">vertical</text:span><text:span text:style-name="T17"> axis.</text:span><text:span text:style-name="T14"> </text:span><text:span text:style-name="T17">So, i</text:span><text:span text:style-name="T12">f we then say that your current present is some point in time, then we have four different temporal regions, instead of the usual two: First is prin-past, this one is the </text:span><text:span text:style-name="T2">total </text:span><text:span text:style-name="T12">past; this contains things that happened and can't be changed. Katopin-future is the </text:span><text:span text:style-name="T2">total</text:span><text:span text:style-name="T12"> future, this contains things that will happen, and that you can affect from your current present. Then, prin-future and katopin-past are very different from anything that we're used to; these regions are </text:span><text:span text:style-name="T2">partial</text:span><text:span text:style-name="T12"> futures. These contain things that have not </text:span><text:soft-page-break/><text:span text:style-name="T12">occured yet, but </text:span><text:span text:style-name="T40">that can't be affected</text:span><text:span text:style-name="T38"> </text:span><text:span text:style-name="T12">from your current present. However, it's possible that, if you </text:span><text:span text:style-name="T38">still </text:span><text:span text:style-name="T12">existed on one of these lines that neighbor these regions, you could have made a decision</text:span><text:span text:style-name="T38"> in the past</text:span><text:span text:style-name="T12"> that will affect it.</text:span></text:p>
      <text:p text:style-name="P5"><text:tab/>Now, a question you might have is how are these two time dimensions different? Since this is a worldbuilding project and not a physics one, I'll describe this from the perspective of the actors in-universe: along the lateral time axis, things generally go slower and require more resistance to occur. Meanwhile, along the vertical time axis, things are more fluid. The reason such a distinction is even necessary is because if both time axes worked in the exact same way, then the same exact events would happen on both, and so they'd be indistinguishable, basically collapsing into a single time dimension. Making them act different sort of forces different events to occur on both, therefore keeping the structure.</text:p>
      <text:p text:style-name="P5"><text:tab/>Let's talk about events with two time dimensions. Events now take up not a one-dimensional line segment like before, but a two-dimensional area, which can be of any shape. For example, let's say a rock falls like before, this is that event's area. Here I'm using a rectangle as its shape, but keep in mind this could be something else entirely. So remember how we had three temporal regions <text:span text:style-name="T38">comprising</text:span> an event before? Now we have nine. This region here is the event's <text:span text:style-name="T1">total past</text:span>, anything that started the event must've occured here. Then we have these two regions whose events can affect the event while it is ongoing but they could not've started it. Then these two regions <text:span text:style-name="T40">are </text:span>where the event is in a partial future and so can not be affected by what occurs there. For the most part, these past regions aren't very interesting; they're weird for sure, but not as weird as some of future regions. So this region is during the event, but then we have these three regions. There's the <text:span text:style-name="T1">total future</text:span> that's here, which is after the event is fully completed. The most interesting, and important, regions are these two: the <text:span text:style-name="T1">time shadows</text:span>. In these regions, the event has partially terminated, in the sense that it can no longer be affected, but the outcome is still unknown. <text:span text:style-name="T18">Note that the time shadows extend to the end of time, which means that for the infinite history that will occur in this small region, the outcome of this event is </text:span><text:span text:style-name="T3">still</text:span><text:span text:style-name="T18"> unknown. As such, in something like a conversation, ideally one would want to reduce the time shadow as much as possible. It turns out that if the event is rectangle-shaped, the shape that causes the minimal time shadow is a square.</text:span><text:span text:style-name="T38"> The proof of that is a little involved, so I won't be going over it in this video.</text:span></text:p>
      <text:p text:style-name="P6"><text:tab/>Now that we've mentioned what both points and areas are we can go revisit lines. Lines are bit weird in two temporal dimensions, it seems that they <text:span text:style-name="T40">only</text:span> represent the beggining or end of an event, analogous to what points do one dimension. However, lines don't really seem to exist in isolation<text:span text:style-name="T38">, unlike points in one-dimensional time</text:span>.</text:p>
      <text:p text:style-name="P8"><text:tab/>Now that we understand the basic concepts of planar time, let's go through a possible sequence of events. Or a 2-dimensional sequence of events? A matrix of events? There's not really a word for it in English, or any other natural language that I am aware of. Anyway, here's a timeplane. Here we can see a line which is the time during which a ball is being thrown into the air. After this, and katopin this, a few other events occur. On the vertical axis, it hits the ground and falls into a hole, and on the lateral axis, it hits the ground and stays there. Then, another person goes and picks up the ball katopin-after. Something important to note about two-dimensional time is that only one thing can occur after two events on different time axes, so whatever happens prin and before that <text:soft-page-break/>event must lead up to it. This also means that there is a limit to what you can do on either time axis; it always has to eventually lead up to the same thing in the end.</text:p>
      <text:p text:style-name="P6"><text:tab/>So, I mentioned conversation a few <text:span text:style-name="T19">moments</text:span> ago. That gives me a segue into what this video's actually about—a language that the inhabitants of this universe could possibly speak<text:span text:style-name="T19">, called Saj. Of course, that isn't the </text:span><text:span text:style-name="T4">real </text:span><text:span text:style-name="T19">name, since the real name is not pronounceable in our 3+1 dimensional spacetime.</text:span></text:p>
      <text:p text:style-name="P7"><text:tab/>Now, let's start with phonology. Of course, we don't have the normal phonemes that you would<text:span text:style-name="T19"> encounter</text:span> in a mere single dimension of time. There's a whole host of things that you could do for this, one of them being creating an entirely new set of phonemes from scratch. I opted to<text:span text:style-name="T19"> do something a little easier, and</text:span> t<text:span text:style-name="T19">ook</text:span> the phonemes that we normally have and use<text:span text:style-name="T19">d</text:span> two of them for each of our two-dimensional phonemes (each of these sub-phonemes is called a <text:span text:style-name="T1">component</text:span>, and there's both the lateral component and the vertical component<text:span text:style-name="T19">, written with a slash between them</text:span>). Effectively what occurs here is that the mouth is articulating one component in one direction, and the other component in the other direction, with the time inbetween those being a<text:span text:style-name="T19">n additive</text:span> mix of the two. <text:span text:style-name="T19">So here's the phoneme chart for Saj. This is a little different from the ones you might be used to, so let me explain what this even means. On the left we have the vertical component of the phoneme, and on the top we have the lateral component. A green "O" means that the phoneme is allowed but a red "X" means that it is not. So for example p/t is allowed, because its corresponding cell has an O, but h/f isn't, since its corresponding cell has an X. Something interesting to note with this phonology is that we have a mostly three vowel system (or nine-vowel system, since each combination thereof is a valid phoneme), but with the addition </text:span><text:span text:style-name="T40">of</text:span><text:span text:style-name="T19"> schwa. The schwa is primarily used in order to make previously unpronounceable segments pronouncable. So for example, if we have this word, you may notice that the segments along these two lines have a consonant without a preceding or succeeding vowel, which makes it hard to pronounce since it's just a consonant in isolation. In order to fix this, we simply add a double schwa sound after the consonant. This is actually very very common, it shows up at least once in pretty much every word, with only a few exceptions. The phonotactics of Saj look like this. Of course we have two time dimensions and so of course this is two-dimensional as well. Here C is a consonant and V is a vowel; </text:span><text:span text:style-name="T20">phonemes katopin of another are written </text:span><text:span text:style-name="T5">right</text:span><text:span text:style-name="T20"> of the phoneme, meanwhile phonemes after another are written </text:span><text:span text:style-name="T5">above</text:span><text:span text:style-name="T19">. A unique part of working in two time dimensions is that oftentimes you will want to rotate words along the two time dimensions</text:span><text:span text:style-name="T38"> to save space</text:span><text:span text:style-name="T19">.</text:span><text:span text:style-name="T37"> Now, to be technical, when I say "rotate", I'm actually referring to a reflection over the diagonal; but the speakers of Saj tend to think of this operation more as a rotation.</text:span><text:span text:style-name="T19"> </text:span><text:span text:style-name="T20">K</text:span><text:span text:style-name="T19">een observers might've noticed that the phonology </text:span><text:span text:style-name="T20">is</text:span><text:span text:style-name="T19"> not symmetric; a phoneme like p/l is allowed, but l/p isn't. This means that when a word is rotated, its phonemes undergo </text:span><text:span text:style-name="T4">rotation mutation</text:span><text:span text:style-name="T19">, where phonemes disallowed by the phonology are turned into allowed phonemes. This is a rather simple process</text:span><text:span text:style-name="T37">, where </text:span><text:span text:style-name="T19">each disallowed phoneme is mapped to a single allowed phoneme, according to this table.</text:span></text:p>
      <text:p text:style-name="P8"><text:tab/><text:span text:style-name="T20">As far as grammar goes, </text:span>Saj<text:span text:style-name="T20"> is mostly analytic language with some fusional elements. Sentences can be either lateral or vertical; a lateral sentence has the next word after a word be katopin from the previous, while vertical sentences have the next word be after. Lateral sentences use words as-is, while vertical sentences use rotated words. Saj's word order is </text:span><text:soft-page-break/><text:span text:style-name="T20">fixed and looks like this: [bang], with O representing objects, V represent</text:span><text:span text:style-name="T40">ing</text:span><text:span text:style-name="T20"> verbs, S represent</text:span><text:span text:style-name="T40">ing</text:span><text:span text:style-name="T20"> subjects, and A represent</text:span><text:span text:style-name="T40">ing</text:span><text:span text:style-name="T20"> adjectives or adverbs. Here, I'm using a pretty loose definition of </text:span><text:span text:style-name="T5">adjective</text:span><text:span text:style-name="T20"> and </text:span><text:span text:style-name="T5">adverb</text:span><text:span text:style-name="T20">, because things like the locative particle or verb conjugations occupy the </text:span><text:span text:style-name="T37">A</text:span><text:span text:style-name="T20"> space. Which, now that I've mentioned it, let's talk about verb conjugations. There is a total of </text:span><text:span text:style-name="T37">thirty-six</text:span><text:span text:style-name="T20"> different verb conjugations for each subject-tense combination, listed in this table. There are four subjects: first person, second person, third person animate, and third person inanimate. Then there are then </text:span><text:span text:style-name="T22">nine</text:span><text:span text:style-name="T20"> tenses: Prin-Before, Prin-After, Katopin-Before, Katopin-After, </text:span><text:span text:style-name="T22">Prin-Present, Katopin-Present, Present-Past, Present-Future, and Present</text:span><text:span text:style-name="T20">.</text:span><text:span text:style-name="T22"> Note that Prin-Present, Katopin-Present, Present-Past, and Present-Future all imply the continuous aspect. For the other tenses, the continuous aspect can be marked manually with this word</text:span><text:span text:style-name="T23">, and the perfective aspect can be marked with this</text:span><text:span text:style-name="T22">.</text:span><text:span text:style-name="T20"> Something that's interesting is that there are sometimes </text:span><text:span text:style-name="T21">two or three temporal</text:span><text:span text:style-name="T20"> variations of words where we'd usually expect one in our simple </text:span><text:span text:style-name="T37">linear</text:span><text:span text:style-name="T20"> languages. For example, the word for "then" or "next" </text:span><text:span text:style-name="T21">has three variants: Katopin-Present, Present-Future, and Katopin-Future; these are used depending on the position of the sentence relating to the previous. There can sometimes be ambiguity on which one to use when in a complex set of sentences, and in that case, you can use any of them.</text:span></text:p>
      <text:p text:style-name="P9"><text:tab/>So, let's look at the name of the language. I've been calling it Saj during this video, but that's just a crude linearized approximation of what the actual name is. <text:span text:style-name="T1">This</text:span> is the actual name of the conlang, which of course I can't pronounce since we unfortunately only have a single time dimension in our universe. This word is broken up into two parts: this part is the verb for "say" or "speak", and this part is the participle particle. So overall the name means something like "saying" or "speech"<text:span text:style-name="T22"> or</text:span> "language". <text:span text:style-name="T22">To get the linearized name "Saj", I just took the bottom row of this word. Of course, you could take any row here, giving different results. Or, you could slice it vertically, giving "Fəp'i". So, let's try to translate a simple </text:span><text:span text:style-name="T37">phrase</text:span><text:span text:style-name="T22">: "I walked to school". We'll make this a lateral sentence, so sentence flow goes from prin to katopin, and for the past tense we'll use the prin-past</text:span><text:span text:style-name="T37"> tense, also known as the</text:span><text:span text:style-name="T22"> absolute past tense (that's the bottom-left of our diagram from earlier). Saj is a pro-drop language, so that means we can exclude the subject entirely, since it will be covered by the verb conjugation. The word for "walk" is this, then we add the 1-PRN-PST conjugation, then we add </text:span><text:span text:style-name="T37">"</text:span><text:span text:style-name="T22">school</text:span><text:span text:style-name="T37">"</text:span><text:span text:style-name="T22"> katopin that, and finally we add a locative particle after school. Now, the position of the word marked with the locative case matters; if we placed it at the front of the sentence like this, it would mean "I walked </text:span><text:span text:style-name="T6">at</text:span><text:span text:style-name="T22"> school"</text:span><text:span text:style-name="T24">; we must place it at the end, where it acts as a lative: "I walked </text:span><text:span text:style-name="T7">to</text:span><text:span text:style-name="T24"> school".</text:span></text:p>
      <text:p text:style-name="P10"><text:tab/>Now, let's turn our attention to a bit of a longer phrase. <text:span text:style-name="T1">This monstrosity </text:span>is the beginning of one of the core myths of Saj culture. Of course, in its phonetic form, it's extremely hard to see what's even going on here. So, let's go see the gloss, which is much more manageable. Let's take this sentence by sentence. Each sentence here can be pretty decently translated into a comprehensible sentence in a linear language, like English. So, the subject of this sentence is "star", which also means "<text:span text:style-name="T37">god</text:span>" in Saj; this is because they worship the stars in their religion. This is combined with the plural to make "stars", and then we have the 3<text:span text:style-name="T37">.AN-PRS-PRS</text:span> <text:span text:style-name="T40">conjugation</text:span> and the adjective "above" on the copula; so that structure translates to "are above". The word in the object is a first person singular, then with a plural, to make the first person plural. So, this <text:soft-page-break/>whole sentence translates to "The stars are above us." From here, the passage branches off into two, as is common in many Saj stories because it makes optimal use of the time given. Let's go katopin; here we have <text:span text:style-name="T37">the noun "</text:span>light<text:span text:style-name="T37">"</text:span>, with a third person plural after it. Using this as an adjective signifies ownership; so this translates to "their light". Next we have <text:span text:style-name="T38">the verb "create"</text:span> in the gnomic aspect, <text:span text:style-name="T37">an aspect which</text:span> is not declined for subject, and then we have "environment" with "all" after it, which translates to "all of <text:span text:style-name="T37">the</text:span> environment". So this whole sentence translates to "Their light creates all of the environment". Now, after the first phrase we looked at, we have this. Here we have a pro-adjective, which basically just means "use the adjectives that were on the previous thing said," which would be this. This word translates to a whole lot of things, but for this gloss I chose the word "character." It has a third person plural, so it's "their character", and now we can resolve this pro-adjective to "their", making the whole sentence "their location reveals their character". Now, let's go after this sentence. So this sentence is both in the future of the one <text:span text:style-name="T40">before</text:span> and the one prin, which means that it can rely on information from both of them. This spot is usually used to bring together information from its two predecessors (which could be recent predecessors, like in this case, or they could be far away, which you'd see in a longer passage). The subject of this sentence is "part" followed by "two", so "two parts", this is in reference to the two things previously mentioned by the other two sentences, so it'd be better translated into English as "these two parts". Then we have "determine" in the gnomic, so<text:span text:style-name="T37"> now it's</text:span> "these two parts determine", and then we have a subordinate clause. The way these work is that they rotate the sentence type of the entire subordinate clause (so lateral sentences become vertical and vertical sentences become lateral) and place it in the direction of the new sentence type. The .R in the gloss means "rotated", since those words in the clause get, well, rotated. So, we're now reading bottom to top. So we have "god" in the subject, and the verb with its adverb translates to "to be fully". So the whole clause translates to "God is fully", and as a subordinate clause that becomes "What god entirely is". Just saying "<text:span text:style-name="T37">g</text:span>od" in the singular like this in Saj is often shorthand to refer to all of <text:span text:style-name="T37">gods</text:span>. So the whole sentence rough<text:span text:style-name="T37">ly</text:span> translates to "These two parts determine all that the gods are." This<text:span text:style-name="T37"> sentence</text:span> synthesized information from the previous two sentences in <text:span text:style-name="T37">both</text:span> time direction<text:span text:style-name="T37">s</text:span>; each of those described two parts, and now we mention those parts. While we could translate this linearly by just putting these sentences next to eachother, it would get akward when we try to do more than just this part. I'm not going to translate the rest of this entire phrase for the sake of time, but the gist is that this sentence builds on the sentence before it, and this sentence builds on the sentence prin it. So you don't really have a good place to put this sentence if you try to translate this into a linear language, and it gets even worse when you have to insert this sentence, which builds on everything else said before and prin it. While linear translations are possible for arbitrary Saj text, they <text:span text:style-name="T38">completely destroy</text:span> the flow of the original, and it's pretty much impossible to reconcile.</text:p>
      <text:p text:style-name="P14"><text:span text:style-name="T25"><text:tab/>To more concretely lay out the problem, let's return to our timeplane, and let's label a few points, which will stand in for our sentences.</text:span><text:span text:style-name="T26"> Math coming up, so skip to the timestamp onscreen if you don't give a fuck.</text:span><text:span text:style-name="T25"> What we are effectively doing when we translate to a linear language is mapping each of these points onto a line. In the ideal scenario, we would want to do this in a way that preserves causality; so if an event is </text:span><text:span text:style-name="T33">before</text:span><text:span text:style-name="T25"> or </text:span><text:span text:style-name="T33">prin</text:span><text:span text:style-name="T25"> </text:span><text:soft-page-break/><text:span text:style-name="T25">another event, it should be </text:span><text:span text:style-name="T33">before</text:span><text:span text:style-name="T25"> that event on our final timeline. We can model our transformation as a function from ℝ² (</text:span><text:span text:style-name="T26">i.e.</text:span><text:span text:style-name="T25"> two-dimensional vectors) → ℝ (</text:span><text:span text:style-name="T26">i.e.</text:span><text:span text:style-name="T25"> one-dimensional vectors, or just... numbers). We want to </text:span><text:span text:style-name="T26">take</text:span><text:span text:style-name="T25"> the relation a_t≤b_t∧a_u≤b_u∧a≠b</text:span><text:span text:style-name="T26">, which remember is what it means for a point to be before or prin to another point. </text:span><text:span text:style-name="T25">I'm going to abbreviate that </text:span><text:span text:style-name="T26">relation as </text:span><text:span text:style-name="T25">a~b</text:span><text:span text:style-name="T26">.</text:span><text:span text:style-name="T25"> </text:span><text:span text:style-name="T26">W</text:span><text:span text:style-name="T25">e wanna map</text:span><text:span text:style-name="T26"> this relation to</text:span><text:span text:style-name="T25"> f(a)&lt;f(b); in other words f(a)</text:span><text:span text:style-name="T27"> should be before </text:span><text:span text:style-name="T25">f(b) if and only if a is before or prin b. We also want f to be a</text:span><text:span text:style-name="T33"> bijection</text:span><text:span text:style-name="T25">, meaning that every event should be mapped to a unique point in the resultant timeline (this is because we can't say two sentences at the same time).</text:span><text:span text:style-name="T33"> </text:span><text:span text:style-name="T25">So, can </text:span><text:span text:style-name="T26">we </text:span><text:span text:style-name="T25">construct this transformation? </text:span><text:span text:style-name="T28">No.</text:span><text:span text:style-name="T30"> Let's say we have this magical transformation f. <text:s/>Now, take the two points (0,1) which I'll call α, and (1,0) which I'll call β. Then I'll call f(α) α' and f(β) β'. Now, we know that a~b⇔</text:span><text:span text:style-name="T31">f(</text:span><text:span text:style-name="T30">a</text:span><text:span text:style-name="T31">)</text:span><text:span text:style-name="T30">&lt;</text:span><text:span text:style-name="T31">f(</text:span><text:span text:style-name="T30">b</text:span><text:span text:style-name="T31">)</text:span><text:span text:style-name="T30">. Therefore, ¬(a~b)⇔</text:span><text:span text:style-name="T31">f(</text:span><text:span text:style-name="T30">a</text:span><text:span text:style-name="T31">)</text:span><text:span text:style-name="T30">≥</text:span><text:span text:style-name="T31">f(</text:span><text:span text:style-name="T30">b</text:span><text:span text:style-name="T31">)</text:span><text:span text:style-name="T30">. Since α~β is false</text:span><text:span text:style-name="T31"> (i.e. α isn't before or prin β)</text:span><text:span text:style-name="T30">, that must mean that α'≥β', but since β~α is </text:span><text:span text:style-name="T35">also</text:span><text:span text:style-name="T30"> false</text:span><text:span text:style-name="T31"> (β isn't before or prin α)</text:span><text:span text:style-name="T30">, that must mean that β'≥α'. </text:span><text:span text:style-name="T31">The only way this can be true is if</text:span><text:span text:style-name="T30"> α'=β'. Since f is a bijection, that must mean that α=β. However if we look at α and β, they are different vectors, and so α≠β. This is a contradiction, and it means that this magical function f does not exist. This result shows that we can not translate Saj into a linear language in a sensible way.</text:span><text:span text:style-name="T31"> It also sort of tells us </text:span><text:span text:style-name="T36">why</text:span><text:span text:style-name="T31"> that's true; in a timeplane you can have events that are at different times, but are not </text:span><text:span text:style-name="T32">strictly </text:span><text:span text:style-name="T31">before or after eachother. This is impossible on a timeline, so we can not map a timeplane onto a timeline</text:span><text:span text:style-name="T32"> while keeping its structure intact.</text:span></text:p>
      <text:p text:style-name="P15"><text:span text:style-name="T29"><text:tab/>Since we're on the topic of math let's talk about numbers. Saj uses a bijective base-eight system. This is a system where zero is not written. To see how these works, let's look at something a little more familiar: base-ten. Normal base ten has digits from 0 to 9, but bijective base ten has digits from 1 to ten, here I'm using X to represent ten. So, we count from 1 to 9, then when we get to ten we just write X. Eleven is written as usual like 11. When we get two twenty, instead of writing "20" we write "1X", as one in the ten's place, </text:span><text:span text:style-name="T31">plus</text:span><text:span text:style-name="T29"> ten in the one's place</text:span><text:span text:style-name="T31"> makes twenty</text:span><text:span text:style-name="T29">. Similarly, one hunded is written 9X, nine in the tens place, and ten in the ones place, adding up to one hundred. One hundred and one is then written X1, ten tens plus one one, and so on. However, instead of bijective base </text:span><text:span text:style-name="T34">ten</text:span><text:span text:style-name="T29">, Saj uses bijective base </text:span><text:span text:style-name="T34">eight </text:span><text:span text:style-name="T29">which is similar, except we have digits one to eight. </text:span><text:span text:style-name="T32">S</text:span><text:span text:style-name="T29">o we have a one's place, and eight's place, and sixty-four's place and so on. Saj numbers, are written as a digit and then particles representing the place of the number</text:span><text:span text:style-name="T31">, which are all listed here</text:span><text:span text:style-name="T29">. </text:span><text:span text:style-name="T31">These</text:span><text:span text:style-name="T29"> particle</text:span><text:span text:style-name="T31">s</text:span><text:span text:style-name="T29"> replace the ə/ə phonemes on the side of the number. As well as that, Saj also has a built-in way to represent 2-dimensional vectors, since those are needed in every-day communication (for ex. if you wanted to say something like "let's meet in (2,7) hours"). The way you do this is to take the lateral component (so 2 in this case) and then interlace it with </text:span><text:span text:style-name="T31">the</text:span><text:span text:style-name="T29"> rotated form </text:span><text:span text:style-name="T31">of </text:span><text:span text:style-name="T29">the vertical component (which is 7). This leads to an overlapping vowel, which you resolve by getting rid of the vertical component's vowel. And there you go, a single word for (2,7). You can do the same process for any other two numbers.</text:span></text:p>
      <text:p text:style-name="P11"><text:tab/><text:span text:style-name="T37">As for writing, </text:span>Saj is written with a logographic writing system, every word is written with a single glyph.<text:span text:style-name="T37"> The language is read left-to-right on the lateral time axis, and bottom-to-top on the vertical, the same way we've been writing the phonetic transcriptions. You may notice that this writing system looks pixelated; this is because most writing is done on tablets with blocks that can be placed in a down or up position; once a </text:span><text:soft-page-break/><text:span text:style-name="T37">full phrase is formed, this can then be printed onto a sheet of paper. Symbols may also be rotated 90° clockwise to </text:span><text:span text:style-name="T40">represent</text:span><text:span text:style-name="T37"> their rotated versions.</text:span></text:p>
      <text:p text:style-name="P12"><text:tab/>Let's now talk about audio. Normally, audio is a one-dimensional stream of information; a single unit of audio information is the pressure of the air at a given point in time, and these units are placed in a sequence. Existing audio formats are designed with this in mind; they work to compress these one-dimensional sequences of numbers. However, we need something a little more powerful than that; our audio is two dimensional! Remember, we have two time dimensions from which to sample a pressure value. However, it turns out we already have a format for dealing with such two-dimensional data: images! And so instead of OGG or WAV or some other audio format, the optimal pre-existing format to store audio of Saj is actually PNG. Now you may ask, why would you choose a lossless format? Audio usually takes up a lot of space and pretty much every format for storing it is <text:span text:style-name="T1">lossy</text:span>, this means that information is lost in the encoding; after recording some audio, encoding it, and decoding it, the result will not be the same. For most cases, this is absolutely fine—the change is almost imperceptible. Lossy audio formats are <text:span text:style-name="T1">designed</text:span> to make this change imperceptible. Unfortunately, we do not have such a design for two-dimensional audio information. <text:span text:style-name="T38">While we </text:span><text:span text:style-name="T8">do </text:span>have lossy compression for two-dimensional images, that's what JPEG does, it would most likely lead to strange artifacts on audio. <text:span text:style-name="T38">Because of that</text:span>, I opted to choose PNG, a lossless format for images (meaning it preserves all information). So, with that said, we can now look at some waveforms of Saj speech. Note that these will be crude approximations—I don't have the know-how in order to make a proper speech synthesizer that takes into account the variable lengths of different phonemes, so instead I've <text:span text:style-name="T38">regularized</text:span> it so that each phoneme takes the same amount of time to say. With all of that said, let's look at the waveform of the name of the language, which looks like this. And let's see the waveform of that whole phrase that we were discussing earlier; that looks like <text:span text:style-name="T1">this</text:span>.</text:p>
      <text:p text:style-name="P12"><text:tab/>So, finally, the last thing I'll mention before we get to the translation of the requested phrase, is <text:span text:style-name="T1">linear speech</text:span>. This is a mode of speech in Saj that sacrifices information density and brevity for clarity. Linear speech actually didn't evolve naturally; it was invented for use in situations were clarity was more important than brevity; for example when giving orders. It's used rather rarely, and regular speech is very much preferred, but it is a feature of Saj worth mentioning. It is also probably the most natural way to translate long phrases in a linear language into Saj, which we will see shortly. <text:span text:style-name="T39">I</text:span>t collapses subordinate phrases<text:span text:style-name="T39"> and other constructions</text:span> by adding an "end subordinate phrase" particle. Then, the whole phrase is rotated, and the rotated version is placed next to the <text:span text:style-name="T38">non-rotated</text:span> version. We can see how it improves clarity by looking at a timeplane; this is a timeplane of normal speech, with a rectangular shape. You can see that the time shadows here are pretty big; for something like casual speech this is <text:span text:style-name="T38">not an issue</text:span>, but when giving orders or delivering important news you'd ideally want these to be much smaller, so that for the greatest possible time in the future, the listener knows the whole of what's being said. A timeplane of linear speech looks like this; while we gain this extra time shadow in the middle, it has a bounded size; meaning it can basically just be disregarded. Of course in regular speech this would be filled with more words, but here we're purposefully not doing that. You can see that the time shadows on each side that extend infinitely <text:soft-page-break/>are brought much smaller than in regular speech. So, the time in the future in which the listener fully understands the thing being said is maximized.</text:p>
      <text:p text:style-name="P13"><text:tab/>Finally, we are ready to view the translation of the requested phrase, which I'll translate into linear speech. This is rather boring and does not really show off the features of the language too well, which is why I didn't use it as an illustrative example earlier. </text:p>
      <text:p text:style-name="P13"><text:span text:style-name="T38"><text:tab/></text:span>Here's the gloss </text:p>
      <text:p text:style-name="P13"><text:span text:style-name="T38"><text:tab/>H</text:span>ere's this in Saj's writing system</text:p>
      <text:p text:style-name="P13"><text:span text:style-name="T38"><text:tab/>A</text:span>nd here's its waveform.</text:p>
      <text:p text:style-name="P12"><text:tab/></text:p>
      <text:p text:style-name="P12"><text:tab/>So, that's about it. There's still so much I didn't cover on two-dimensional time itself, and it's really crazy the stuff that occurs with two time dimensions that's utterly alien to human comprehension. At some point I might make a follow-up video covering more of that. For Saj, there's a lot more word forms and other things that I didn't fully cover here, but this video got the gist of it. In the description of this video you'll find the Texed project <text:span text:style-name="T38">used to create it</text:span>, as well as a github repository containing: a program I used for various tasks while creating Saj; a spreadsheet containing the documentation for the language; and the script for this video. If you liked this video, your opinion is wrong, you dumbass. This video is complete <text:span text:style-name="T38">fuckin' </text:span>dogshit. Go to hell. <text:span text:style-name="T38">Your opinion is so bad that you probably deserve it. Maybe even multiple fucking eternities of suffering for yo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18:45:20.942297732</meta:creation-date>
    <dc:date>2024-08-31T20:29:55.801652946</dc:date>
    <meta:editing-duration>P1DT21H44S</meta:editing-duration>
    <meta:editing-cycles>16</meta:editing-cycles>
    <meta:generator>LibreOffice/7.4.7.2$Linux_X86_64 LibreOffice_project/40$Build-2</meta:generator>
    <meta:document-statistic meta:table-count="0" meta:image-count="0" meta:object-count="0" meta:page-count="9" meta:paragraph-count="26" meta:word-count="5682" meta:character-count="32181" meta:non-whitespace-character-count="26498"/>
  </office:meta>
</office:document-meta>
</file>